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fo:font-size="16pt" style:text-underline-style="solid" style:text-underline-width="auto" style:text-underline-color="font-color" officeooo:rsid="00134570" officeooo:paragraph-rsid="00134570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fo:font-size="16pt" style:text-underline-style="solid" style:text-underline-width="auto" style:text-underline-color="font-color" officeooo:rsid="00134570" officeooo:paragraph-rsid="00134570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4pt" style:text-underline-style="none" officeooo:rsid="00146461" officeooo:paragraph-rsid="00146461" style:font-size-asian="12.25pt" style:font-size-complex="14pt"/>
    </style:style>
    <style:style style:name="P4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fo:font-size="14pt" style:text-underline-style="none" officeooo:rsid="00146461" officeooo:paragraph-rsid="00146461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actica 2 AM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lmudena García Jurado-Centurió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6:57:07.948255456</meta:creation-date>
    <dc:date>2016-12-11T18:23:06.451266825</dc:date>
    <meta:editing-duration>PT9M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2" meta:word-count="7" meta:character-count="54" meta:non-whitespace-character-count="49"/>
  </office:meta>
</office:document-meta>
</file>